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, Helvetica, sans-serif"/>
    <style:font-face style:name="Consolas" svg:font-family="Consolas, 'Bitstream Vera Sans Mono', 'Courier New', Courier, monospace"/>
    <style:font-face style:name="Lohit Devanagari1" svg:font-family="'Lohit Devanagari'"/>
    <style:font-face style:name="Montserrat" svg:font-family="Montserrat, sans-serif"/>
    <style:font-face style:name="Trebuchet MS" svg:font-family="'Trebuchet MS'"/>
    <style:font-face style:name="Verdana" svg:font-family="Verdana, sans-serif"/>
    <style:font-face style:name="arial1" svg:font-family="arial, sans-serif"/>
    <style:font-face style:name="arial" svg:font-family="arial, sans-serif-light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0.031cm" table:align="left"/>
    </style:style>
    <style:style style:name="Tableau1.A" style:family="table-column">
      <style:table-column-properties style:column-width="0.247cm"/>
    </style:style>
    <style:style style:name="Tableau1.B" style:family="table-column">
      <style:table-column-properties style:column-width="9.784cm"/>
    </style:style>
    <style:style style:name="Tableau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0b790d" officeooo:paragraph-rsid="000b790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0ccf1d" officeooo:paragraph-rsid="000ccf1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0d80ea" officeooo:paragraph-rsid="000d80ea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0efc27" officeooo:paragraph-rsid="000efc27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0f9404" officeooo:paragraph-rsid="000f9404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paragraph-rsid="000be318" style:text-blinking="false" fo:background-color="#ffffff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Verdana" fo:font-size="11.25pt" fo:letter-spacing="normal" fo:font-style="normal" fo:font-weight="normal" officeooo:paragraph-rsid="000d80ea"/>
    </style:style>
    <style:style style:name="P9" style:family="paragraph" style:parent-style-name="Heading_20_1">
      <style:text-properties fo:font-variant="normal" fo:text-transform="none" fo:color="#000000" style:font-name="Arial1" fo:font-size="18pt" fo:letter-spacing="normal" fo:font-style="normal" fo:font-weight="normal" officeooo:rsid="000f9404" officeooo:paragraph-rsid="001b09a0"/>
    </style:style>
    <style:style style:name="P10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8pt" fo:letter-spacing="normal" fo:font-style="normal" fo:font-weight="normal" officeooo:rsid="000f9404" officeooo:paragraph-rsid="000f9404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0f9404" officeooo:paragraph-rsid="000f9404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44a9" style:font-name="Trebuchet MS" fo:font-size="48pt" fo:letter-spacing="normal" fo:font-style="normal" fo:font-weight="normal" officeooo:paragraph-rsid="001e735d" fo:background-color="#ebeadd" style:font-size-asian="48pt" style:font-size-complex="48pt" loext:padding="0cm" loext:border="none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44a9" style:font-name="Trebuchet MS" fo:font-size="13pt" fo:letter-spacing="normal" fo:font-style="normal" fo:font-weight="normal" officeooo:paragraph-rsid="001e735d" fo:background-color="#ebeadd" style:font-size-asian="11.3500003814697pt" style:font-size-complex="13pt" loext:padding="0cm" loext:border="none"/>
    </style:style>
    <style:style style:name="P16" style:family="paragraph" style:parent-style-name="Standard">
      <style:paragraph-properties fo:margin-left="0cm" fo:margin-right="0cm" fo:margin-top="0.794cm" fo:margin-bottom="0.794cm" loext:contextual-spacing="false" fo:orphans="2" fo:widows="2" fo:text-indent="0cm" style:auto-text-indent="false"/>
      <style:text-properties fo:font-variant="normal" fo:text-transform="none" fo:color="#336699" style:font-name="Trebuchet MS" fo:font-size="9.75pt" fo:letter-spacing="normal" fo:font-style="normal" fo:font-weight="normal" fo:background-color="#d2ebf8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style:font-name="Consolas" fo:font-size="10pt" fo:font-style="normal" fo:font-weight="normal" loext:padding="0cm" loext:border="none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style:font-name="Consolas" fo:font-size="10pt" fo:font-style="normal" fo:font-weight="normal" officeooo:paragraph-rsid="001b09a0" loext:padding="0cm" loext:border="none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1b09a0"/>
    </style:style>
    <style:style style:name="P21" style:family="paragraph" style:parent-style-name="Text_20_body" style:list-style-name="L2">
      <style:paragraph-properties fo:orphans="2" fo:widows="2"/>
    </style:style>
    <style:style style:name="P22" style:family="paragraph" style:parent-style-name="Text_20_body">
      <style:paragraph-properties fo:orphans="2" fo:widows="2"/>
      <style:text-properties fo:font-variant="normal" fo:text-transform="none" fo:color="#555555" style:font-name="Trebuchet MS" fo:font-size="9.75pt" fo:letter-spacing="normal" fo:font-style="normal" fo:font-weight="normal" style:font-name-asian="Trebuchet MS" style:font-size-asian="9.75pt" style:font-style-asian="normal" style:font-weight-asian="normal" style:font-name-complex="Trebuchet MS" style:font-size-complex="9.75pt" style:font-style-complex="normal" style:font-weight-complex="normal"/>
    </style:style>
    <style:style style:name="P23" style:family="paragraph" style:parent-style-name="Text_20_body">
      <style:paragraph-properties fo:orphans="2" fo:widows="2"/>
      <style:text-properties fo:font-variant="normal" fo:text-transform="none" fo:color="#555555" style:font-name="Trebuchet MS" fo:font-size="9.75pt" fo:letter-spacing="normal" fo:font-style="normal" fo:font-weight="normal" officeooo:paragraph-rsid="001b09a0" style:font-name-asian="Trebuchet MS" style:font-size-asian="9.75pt" style:font-style-asian="normal" style:font-weight-asian="normal" style:font-name-complex="Trebuchet MS" style:font-size-complex="9.75pt" style:font-style-complex="normal" style:font-weight-complex="normal"/>
    </style:style>
    <style:style style:name="P24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25" style:family="paragraph" style:parent-style-name="Text_20_body">
      <style:text-properties officeooo:paragraph-rsid="001b09a0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e735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8pt" fo:letter-spacing="normal" fo:font-style="normal" fo:font-weight="normal" style:font-size-asian="18pt" style:font-size-complex="18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weight="normal"/>
    </style:style>
    <style:style style:name="P31" style:family="paragraph" style:parent-style-name="Text_20_body">
      <style:paragraph-properties fo:margin-left="0cm" fo:margin-right="0cm" fo:margin-top="0.794cm" fo:margin-bottom="0.794cm" loext:contextual-spacing="false" fo:orphans="2" fo:widows="2" fo:text-indent="0cm" style:auto-text-indent="false"/>
      <style:text-properties fo:font-variant="normal" fo:text-transform="none" fo:color="#336699" style:font-name="Trebuchet MS" fo:font-size="9.75pt" fo:letter-spacing="normal" fo:font-style="normal" fo:font-weight="normal" fo:background-color="#d2ebf8" loext:padding="0cm" loext:border="none"/>
    </style:style>
    <style:style style:name="P32" style:family="paragraph" style:parent-style-name="Text_20_body">
      <style:paragraph-properties fo:margin-left="0cm" fo:margin-right="0cm" fo:margin-top="0cm" fo:margin-bottom="0.344cm" loext:contextual-spacing="false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.344cm" loext:contextual-spacing="false" fo:orphans="2" fo:widows="2" fo:text-indent="0cm" style:auto-text-indent="false"/>
      <style:text-properties officeooo:paragraph-rsid="001b09a0"/>
    </style:style>
    <style:style style:name="P34" style:family="paragraph" style:parent-style-name="Text_20_body">
      <style:paragraph-properties fo:margin-left="0cm" fo:margin-right="0cm" fo:margin-top="0cm" fo:margin-bottom="0.344cm" loext:contextual-spacing="false" fo:orphans="2" fo:widows="2" fo:text-indent="0cm" style:auto-text-indent="false"/>
      <style:text-properties fo:font-variant="normal" fo:text-transform="none" fo:color="#555555" style:font-name="Trebuchet MS" fo:font-size="9.75pt" fo:letter-spacing="normal" fo:font-style="normal" fo:font-weight="normal"/>
    </style:style>
    <style:style style:name="P3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0be318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rebuchet MS" fo:font-size="9.7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style:font-name="Consolas" fo:font-size="10pt" fo:font-style="normal" fo:font-weight="normal" loext:padding="0cm" loext:border="none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 officeooo:rsid="000f9404"/>
    </style:style>
    <style:style style:name="T6" style:family="text">
      <style:text-properties fo:font-variant="normal" fo:text-transform="none" fo:color="#000000" style:font-name="Trebuchet MS" fo:font-size="9.75pt" fo:letter-spacing="normal" fo:font-style="normal" fo:font-weight="normal"/>
    </style:style>
    <style:style style:name="T7" style:family="text">
      <style:text-properties fo:font-variant="normal" fo:text-transform="none" fo:color="#555555" style:text-line-through-style="none" style:text-line-through-type="none" style:font-name="Arial" fo:font-size="10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555555" style:text-line-through-style="none" style:text-line-through-type="none" style:font-name="Trebuchet MS" fo:font-size="10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555555" style:text-line-through-style="none" style:text-line-through-type="none" style:font-name="Trebuchet MS" fo:font-size="10pt" fo:letter-spacing="normal" fo:font-style="normal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555555" style:text-line-through-style="none" style:text-line-through-type="none" style:font-name="Trebuchet MS" fo:font-size="10pt" fo:font-style="normal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555555" style:text-line-through-style="none" style:text-line-through-type="none" style:font-name="Trebuchet MS" fo:font-size="10pt" fo:font-style="italic" style:text-underline-style="none" style:text-blinking="false" fo:background-color="#ffffff" loext:char-shading-value="0"/>
    </style:style>
    <style:style style:name="T12" style:family="text">
      <style:text-properties fo:font-variant="normal" fo:text-transform="none" fo:color="#555555" style:text-line-through-style="none" style:text-line-through-type="none" style:font-name="Trebuchet MS" fo:font-size="9.7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555555" style:text-line-through-style="none" style:text-line-through-type="none" style:font-name="Trebuchet MS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555555" style:font-name="Trebuchet MS" fo:font-size="9.75pt" fo:letter-spacing="normal" fo:font-style="normal" fo:font-weight="normal"/>
    </style:style>
    <style:style style:name="T15" style:family="text">
      <style:text-properties fo:font-variant="normal" fo:text-transform="none" fo:color="#555555" style:font-name="Trebuchet MS" fo:font-size="9.75pt" fo:letter-spacing="normal" fo:font-style="normal" fo:font-weight="normal" style:font-name-asian="Trebuchet MS" style:font-size-asian="9.75pt" style:font-style-asian="normal" style:font-weight-asian="normal" style:font-name-complex="Trebuchet MS" style:font-size-complex="9.75pt" style:font-style-complex="normal" style:font-weight-complex="normal"/>
    </style:style>
    <style:style style:name="T16" style:family="text">
      <style:text-properties fo:font-variant="normal" fo:text-transform="none" fo:color="#1f89bf" style:text-line-through-style="none" style:text-line-through-type="none" style:font-name="Trebuchet MS" fo:font-size="10.5pt" fo:letter-spacing="normal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17" style:family="text">
      <style:text-properties fo:font-variant="normal" fo:text-transform="none"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18" style:family="text">
      <style:text-properties fo:font-variant="normal" fo:text-transform="none" fo:color="#0000ff" style:font-name="Consolas" fo:font-size="10pt" fo:font-style="normal" fo:font-weight="normal" loext:padding="0cm" loext:border="none"/>
    </style:style>
    <style:style style:name="T19" style:family="text">
      <style:text-properties fo:font-variant="normal" fo:text-transform="none" fo:color="#006699" style:font-name="Consolas" fo:font-size="10pt" fo:font-style="normal" fo:font-weight="bold" loext:padding="0cm" loext:border="none"/>
    </style:style>
    <style:style style:name="T20" style:family="text">
      <style:text-properties fo:font-variant="normal" fo:text-transform="none" loext:padding="0cm" loext:border="none"/>
    </style:style>
    <style:style style:name="T21" style:family="text">
      <style:text-properties fo:font-variant="normal" fo:text-transform="none" fo:color="#999999" style:font-name="Arial1" fo:font-size="9pt" fo:letter-spacing="normal" fo:font-style="normal"/>
    </style:style>
    <style:style style:name="T22" style:family="text">
      <style:text-properties fo:font-variant="normal" fo:text-transform="none" fo:color="#336699" style:font-name="Trebuchet MS" fo:font-size="9.75pt" fo:letter-spacing="normal" fo:font-style="normal" fo:font-weight="normal"/>
    </style:style>
    <style:style style:name="T23" style:family="text">
      <style:text-properties fo:font-variant="normal" fo:text-transform="none" fo:color="#3c3c3c" style:font-name="Trebuchet MS" fo:font-size="9.75pt" fo:letter-spacing="normal" fo:font-style="normal" fo:font-weight="normal" fo:background-color="#e7e7e7" loext:char-shading-value="0" loext:padding-left="0.079cm" loext:padding-right="0.079cm" loext:padding-top="0.049cm" loext:padding-bottom="0.049cm" loext:border="0.06pt solid #dddddd"/>
    </style:style>
    <style:style style:name="T24" style:family="text">
      <style:text-properties style:font-name="arial" fo:font-size="18pt"/>
    </style:style>
    <style:style style:name="T25" style:family="text">
      <style:text-properties style:font-name="arial" fo:font-size="18pt" officeooo:rsid="000d80ea"/>
    </style:style>
    <style:style style:name="T26" style:family="text">
      <style:text-properties fo:color="#000000" officeooo:rsid="000d80ea"/>
    </style:style>
    <style:style style:name="T27" style:family="text">
      <style:text-properties fo:color="#000000" style:font-name="arial1" fo:font-size="10.5pt" officeooo:rsid="000d80ea"/>
    </style:style>
    <style:style style:name="T28" style:family="text">
      <style:text-properties fo:color="#000000" fo:font-weight="normal"/>
    </style:style>
    <style:style style:name="T29" style:family="text">
      <style:text-properties fo:color="#000000" style:text-line-through-style="none" style:text-line-through-type="none" style:font-name="Arial" fo:font-size="10pt" style:text-underline-style="none" style:text-blinking="false" fo:background-color="#ffffff" loext:char-shading-value="0"/>
    </style:style>
    <style:style style:name="T30" style:family="text">
      <style:text-properties fo:color="#000000" style:text-line-through-style="none" style:text-line-through-type="none" style:font-name="Arial" fo:font-size="18pt" style:text-underline-style="none" fo:font-weight="bold" style:text-blinking="false" fo:background-color="#e7e7e7" loext:char-shading-value="0"/>
    </style:style>
    <style:style style:name="T31" style:family="text">
      <style:text-properties officeooo:rsid="000f9404"/>
    </style:style>
    <style:style style:name="T32" style:family="text">
      <style:text-properties officeooo:rsid="0010de34"/>
    </style:style>
    <style:style style:name="T33" style:family="text">
      <style:text-properties officeooo:rsid="0014e7f1"/>
    </style:style>
    <style:style style:name="T34" style:family="text">
      <style:text-properties fo:color="#555555"/>
    </style:style>
    <style:style style:name="T35" style:family="text">
      <style:text-properties fo:color="#555555" style:text-line-through-style="none" style:text-line-through-type="none" fo:font-size="10pt" style:text-underline-style="none" style:text-blinking="false" fo:background-color="#ffffff" loext:char-shading-value="0"/>
    </style:style>
    <style:style style:name="T36" style:family="text">
      <style:text-properties fo:color="#555555" style:text-line-through-style="none" style:text-line-through-type="none" style:text-underline-style="none" style:text-blinking="false" fo:background-color="#ffffff" loext:char-shading-value="0"/>
    </style:style>
    <style:style style:name="T37" style:family="text">
      <style:text-properties fo:font-weight="bold"/>
    </style:style>
    <style:style style:name="T38" style:family="text">
      <style:text-properties fo:font-style="italic"/>
    </style:style>
    <style:style style:name="T39" style:family="text">
      <style:text-properties fo:font-style="italic" fo:font-weight="bold"/>
    </style:style>
    <style:style style:name="T40" style:family="text">
      <style:text-properties fo:color="#336699" style:font-name="Trebuchet MS" fo:font-size="9.75pt" fo:letter-spacing="normal" fo:font-style="italic" fo:font-weight="normal" fo:background-color="#d2ebf8" loext:char-shading-value="0" loext:padding="0cm" loext:border="none"/>
    </style:style>
    <style:style style:name="T41" style:family="text">
      <style:text-properties style:text-line-through-style="none" style:text-line-through-type="none" fo:font-size="10pt" style:text-underline-style="none" style:text-blinking="false" fo:background-color="#ffffff" loext:char-shading-value="0"/>
    </style:style>
    <style:style style:name="T42" style:family="text">
      <style:text-properties fo:color="#3c3c3c" style:font-name="Trebuchet MS" fo:background-color="#e7e7e7" loext:char-shading-value="0" loext:padding-left="0.079cm" loext:padding-right="0.079cm" loext:padding-top="0.049cm" loext:padding-bottom="0.049cm" loext:border="0.06pt solid #dddddd"/>
    </style:style>
    <style:style style:name="Sect1" style:family="section">
      <style:section-properties fo:background-color="#eeeeee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/></text:p>
      <text:p text:style-name="P11"><text:span text:style-name="T1"/></text:p>
      <text:p text:style-name="P13"><text:span text:style-name="T29">Le framework jQuery est à la base l'œuvre d'un seul homme, un programmeur JavaScript hors-pair qui a su, en 2006, initier le projet.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1"><text:span text:style-name="T12">jQuery est distribué sous la forme d'un fichier Javascript que vous pouvez </text:span><text:span text:style-name="Strong_20_Emphasis"><text:span text:style-name="T3">télécharger</text:span></text:span><text:span text:style-name="T7"> </text:span><text:span text:style-name="T12">sur le site officiel : </text:span><text:a xlink:type="simple" xlink:href="http://jquery.com/" office:target-frame-name="_blank" xlink:show="new" text:style-name="Internet_20_link" text:visited-style-name="Visited_20_Internet_20_Link"><text:span text:style-name="T16">http://jquery.com/</text:span></text:a><text:span text:style-name="T12">.</text:span></text:p>
      <text:p text:style-name="P1"/>
      <text:p text:style-name="P1"/>
      <text:p text:style-name="P2">Vous voyez toutjours pas ce que je veux dire … pas de probleme je vais vous donner un exemple </text:p>
      <text:p text:style-name="P2"/>
      <text:p text:style-name="P3">Version mini est une version compressé qui minimise le poids de votre site </text:p>
      <text:p text:style-name="P3"/>
      <text:p text:style-name="P3"/>
      <text:p text:style-name="P3">la version non compressé est une version qui nous permets de voir ce qu’il y a dans ce code </text:p>
      <text:p text:style-name="P3"/>
      <text:p text:style-name="P5">mais si pour une raison X vous voulez pas heberger le fichier jquery sur votre serveur </text:p>
      <text:p text:style-name="P8"><text:span text:style-name="T26">vous pouvez créer un lien depuis un cdn C</text:span><text:span text:style-name="T27">ontent delivery network,</text:span><text:span text:style-name="T26"> ou </text:span><text:span text:style-name="T24">Réseau de diffusion de contenu </text:span><text:span text:style-name="T25">en français </text:span><text:span text:style-name="T26"><text:s/>«les plus celebre c’est google et Microsoft qui va heberger pour vous ce fichier </text:span></text:p>
      <text:p text:style-name="P4">cette methode a des avantages </text:p>
      <text:p text:style-name="P5">si un utilisateur a déjà visiter un site contenant la meme biblihotheque que vous utilisez elle sera précharger sur son <text:span text:style-name="T31">ordianteur </text:span></text:p>
      <text:p text:style-name="P5"/>
      <text:p text:style-name="P6">autre avantage c’est que les cdn vont mettre automatiquement <text:span text:style-name="T33">à jour</text:span> ce fichier a chaque fois qu’une nouvelle version de jquery sorte </text:p>
      <text:p text:style-name="P6"/>
      <text:p text:style-name="P6"><text:s/>gardez toujours un fichier sur votre serveur au cas ou le cdn plante ou n’est pas <text:span text:style-name="T32">accecible</text:span></text:p>
      <text:p text:style-name="P6"/>
      <text:p text:style-name="P6"/>
      <text:h text:style-name="P10" text:outline-level="1">$ : le sélecteur raccourci</text:h>
      <text:p text:style-name="Text_20_body"><text:line-break/><text:span text:style-name="T14">Le seul problème est que d'autres framework javascript (Mootools nottament) utilisent également $ comme raccourci, du coup si vous utilisez plusieurs frameworks sur la même page, il y aura des conflits.</text:span></text:p>
      <text:p text:style-name="P34">Heureusement, jQuery propose un mode noConflict(). Dans ce mode, le raccourci $ n'est pas créé pour éviter les problèmes. Le mode noConflict est par exemple activé par défaut dans Wordpress, donc $ ne marche pas et il faut donc se rabattre sur jQuery() à la place,</text:p>
      <text:p text:style-name="P28"/>
      <text:p text:style-name="P28"/>
      <text:p text:style-name="P28"><text:soft-page-break/></text:p>
      <text:p text:style-name="P28"/>
      <text:p text:style-name="P29">La syntaxe de base est: <text:span text:style-name="T37">$ ( </text:span><text:span text:style-name="T39">sélecteur</text:span><text:span text:style-name="T37"> ). </text:span><text:span text:style-name="T39">action</text:span><text:span text:style-name="T37"> ()</text:span></text:p>
      <text:list xml:id="list228916620" text:style-name="L1">
        <text:list-item>
          <text:p text:style-name="P35">Un signe $ pour définir / accéder à jQuery</text:p>
        </text:list-item>
        <text:list-item>
          <text:p text:style-name="P35">Un ( <text:span text:style-name="T38">sélecteur</text:span> ) pour "interroger (ou rechercher)" des éléments HTML</text:p>
        </text:list-item>
        <text:list-item>
          <text:p text:style-name="P24">Une <text:span text:style-name="T38">action</text:span> jQuery () à effectuer sur le ou les éléments</text:p>
        </text:list-item>
      </text:list>
      <text:p text:style-name="P25"><text:line-break/></text:p>
      <text:section text:style-name="Sect1" text:name="highlighter_481903"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8">1</text:p>
              <text:p text:style-name="P18">2</text:p>
              <text:p text:style-name="P18">3</text:p>
            </table:table-cell>
            <table:table-cell table:style-name="Tableau1.A1" office:value-type="string">
              <text:p text:style-name="P20"><text:span text:style-name="Source_20_Text"><text:span text:style-name="T4">jQuery(</text:span></text:span><text:span text:style-name="Source_20_Text"><text:span text:style-name="T18">'#handle'</text:span></text:span><text:span text:style-name="Source_20_Text"><text:span text:style-name="T4">).click(</text:span></text:span><text:span text:style-name="Source_20_Text"><text:span text:style-name="T19">function</text:span></text:span><text:span text:style-name="Source_20_Text"><text:span text:style-name="T4">(){</text:span></text:span></text:p>
              <text:p text:style-name="P20"><text:span text:style-name="Source_20_Text"><text:span text:style-name="T20">    </text:span></text:span><text:span text:style-name="Source_20_Text"><text:span text:style-name="T4">jQuery(</text:span></text:span><text:span text:style-name="Source_20_Text"><text:span text:style-name="T18">'#header .description'</text:span></text:span><text:span text:style-name="Source_20_Text"><text:span text:style-name="T4">).fadeOut();</text:span></text:span></text:p>
              <text:p text:style-name="P20"><text:span text:style-name="Source_20_Text"><text:span text:style-name="T4">});</text:span></text:span></text:p>
            </table:table-cell>
          </table:table-row>
        </table:table>
        <text:p text:style-name="P23"/>
      </text:section>
      <text:p text:style-name="P33"><text:span text:style-name="T40">À la première ligne, on sélectionne notre lien : </text:span><text:span text:style-name="Strong_20_Emphasis"><text:span text:style-name="T40">#handle</text:span></text:span><text:span text:style-name="T40">, et on affecte une fonction anonyme, qui sera exécutée à chaque fois qu'on va cliquer sur ce lien.</text:span></text:p>
      <text:p text:style-name="P33"><text:span text:style-name="T40">À la seconde ligne, on spécifie l'action effectuée par la fonction anonyme, ici : faire disparaitre (</text:span><text:span text:style-name="Strong_20_Emphasis"><text:span text:style-name="T40">fadeOut</text:span></text:span><text:span text:style-name="T40">) les éléments de </text:span><text:span text:style-name="Strong_20_Emphasis"><text:span text:style-name="T40">classe description</text:span></text:span><text:span text:style-name="T40"> contenus dans l'élément qui porte l'</text:span><text:span text:style-name="Strong_20_Emphasis"><text:span text:style-name="T40">id header</text:span></text:span><text:span text:style-name="T40">.</text:span></text:p>
      <text:h text:style-name="P9" text:outline-level="1">Les animations</text:h>
      <text:p text:style-name="P30"><text:span text:style-name="T21"><text:line-break/></text:span><text:bookmark text:name="docs-internal-guid-3fca9a37-7fff-8c2f-c6f0-86519fde5aaf"/><text:span text:style-name="T10">Les effets (</text:span><text:span text:style-name="T11">effects</text:span><text:span text:style-name="T10">) sont des animations prédéfinies, on en a déjà utilisé un dans l’exemple </text:span><text:span text:style-name="T9">précédents : fadeOut, qui permet de faire disparaitre un élément avec un fondu.</text:span></text:p>
      <text:p text:style-name="P30"><text:span text:style-name="T9"/></text:p>
      <text:p text:style-name="P27"><text:span text:style-name="T8">Il existe différents effets que je vous invite à tester :</text:span></text:p>
      <text:p text:style-name="P27"><text:span text:style-name="T8"/></text:p>
      <text:p text:style-name="P14"><text:span text:style-name="T36">C'est quoi $(this) ?</text:span></text:p>
      <text:p text:style-name="P15"><text:span text:style-name="T36"/></text:p>
      <text:p text:style-name="P31">En jQuery, <text:span text:style-name="Source_20_Text"><text:span text:style-name="T42">$(this)</text:span></text:span> désigne l'objet courant, on l'utilise souvent dans les fonctions anonymes qu'on bind à un événement.</text:p>
      <text:p text:style-name="P32"><text:span text:style-name="T22">Dans mon exemple ci-dessus, </text:span><text:span text:style-name="Source_20_Text"><text:span text:style-name="T23">$(this)</text:span></text:span><text:span text:style-name="T22"> désigne l'élément portant l'id "ball", et </text:span><text:span text:style-name="Source_20_Text"><text:span text:style-name="T23">$(this)</text:span></text:span><text:span text:style-name="T22"> est équivalent à </text:span><text:span text:style-name="Source_20_Text"><text:span text:style-name="T23">$('#ball')</text:span></text:span><text:span text:style-name="T22">.</text:span></text:p>
      <text:p text:style-name="P31"><text:span text:style-name="Strong_20_Emphasis"><text:span text:style-name="T28"/></text:span></text:p>
      <text:p text:style-name="P31"><text:span text:style-name="Strong_20_Emphasis"><text:span text:style-name="T28"/></text:span></text:p>
      <text:p text:style-name="P31"><text:soft-page-break/></text:p>
      <text:p text:style-name="P31"><text:span text:style-name="Strong_20_Emphasis"><text:span text:style-name="T28">Interactions</text:span></text:span><text:span text:style-name="T34"><text:line-break/>Elles permettent de donner des propriétés très intéressantes à des éléments HTML, comme le fait de pouvoir être attrapé et déplacé avec la souris (drag &amp; drop), d'être redimensionné comme une fenêtre, ou encore d'être sélectionné comme des icônes sur le bureau de votre OS.</text:span></text:p>
      <text:list xml:id="list2582446921" text:style-name="L2">
        <text:list-item>
          <text:p text:style-name="P21"><text:span text:style-name="Strong_20_Emphasis"><text:span text:style-name="T6">Widgets</text:span></text:span><text:span text:style-name="T14"><text:line-break/>Les widgets sont des objets "clé en main " qui proposent des fonctionnalités de haut niveau comme le DatePicker par exemple, qui affiche un calendrier permettant de sélectionner une date.</text:span></text:p>
        </text:list-item>
        <text:list-item>
          <text:p text:style-name="P21"><text:span text:style-name="Strong_20_Emphasis"><text:span text:style-name="T6">Effects</text:span></text:span><text:span text:style-name="T14"><text:line-break/>Ils enrichissement les effets par défaut proposés par jQuery que l'on a vus dans les chapitres précédents (fadeIn, slideUp...).<text:line-break/>Grâce à jQuery UI, il est par exemple possible d'animer la propriété CSS background-color avec .animate(), chose qui n'est pas possible dans jQuery seul, ou encore d'ajouter des transitions lors des addClass/removeClass...</text:span></text:p>
        </text:list-item>
      </text:list>
      <text:p text:style-name="P16"/>
      <text:p text:style-name="P27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, Helvetica, sans-serif"/>
    <style:font-face style:name="Consolas" svg:font-family="Consolas, 'Bitstream Vera Sans Mono', 'Courier New', Courier, monospace"/>
    <style:font-face style:name="Lohit Devanagari1" svg:font-family="'Lohit Devanagari'"/>
    <style:font-face style:name="Montserrat" svg:font-family="Montserrat, sans-serif"/>
    <style:font-face style:name="Trebuchet MS" svg:font-family="'Trebuchet MS'"/>
    <style:font-face style:name="Verdana" svg:font-family="Verdana, sans-serif"/>
    <style:font-face style:name="arial1" svg:font-family="arial, sans-serif"/>
    <style:font-face style:name="arial" svg:font-family="arial, sans-serif-light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1:15:27.086989120</meta:creation-date>
    <dc:date>2020-12-29T16:30:11.672782552</dc:date>
    <meta:editing-duration>PT53M14S</meta:editing-duration>
    <meta:editing-cycles>7</meta:editing-cycles>
    <meta:generator>LibreOffice/6.4.6.2$Linux_X86_64 LibreOffice_project/40$Build-2</meta:generator>
    <meta:document-statistic meta:table-count="1" meta:image-count="0" meta:object-count="0" meta:page-count="3" meta:paragraph-count="37" meta:word-count="608" meta:character-count="3672" meta:non-whitespace-character-count="3086"/>
  </office:meta>
</office:document-meta>
</file>